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teDTO.setMealsIncluded( MealsIncludedDTO mealsInclud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DTO.getPureAm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DTO.getMealsInclu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DTO.getDateR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DTO.setPureAmount( SimpleAmountDTO pureAm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DTO.setDateRange( DateRangeDTO dateR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